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rsid="000e4c99" officeooo:paragraph-rsid="000e4c99"/>
    </style:style>
    <style:style style:name="P2" style:family="paragraph" style:parent-style-name="SBC_3a_address">
      <style:text-properties officeooo:paragraph-rsid="000e4c99"/>
    </style:style>
    <style:style style:name="P3" style:family="paragraph" style:parent-style-name="SBC_3a_reference">
      <style:text-properties officeooo:rsid="000e4c99" officeooo:paragraph-rsid="000e4c99"/>
    </style:style>
    <style:style style:name="P4" style:family="paragraph" style:parent-style-name="SBC_3a_paragraph">
      <style:text-properties officeooo:rsid="000e4c99" officeooo:paragraph-rsid="000e4c99"/>
    </style:style>
    <style:style style:name="P5" style:family="paragraph" style:parent-style-name="SBC_3a_institution">
      <style:text-properties officeooo:rsid="000e4c99" officeooo:paragraph-rsid="000e4c99"/>
    </style:style>
    <style:style style:name="P6" style:family="paragraph" style:parent-style-name="SBC_3a_title" style:master-page-name="Standard">
      <style:paragraph-properties style:page-number="auto"/>
      <style:text-properties officeooo:rsid="000e4c99" officeooo:paragraph-rsid="000e4c99"/>
    </style:style>
    <style:style style:name="P7" style:family="paragraph" style:parent-style-name="SBC_3a_email">
      <style:text-properties officeooo:paragraph-rsid="000e4c99"/>
    </style:style>
    <style:style style:name="P8" style:family="paragraph" style:parent-style-name="SBC_3a_paragraph_3a_first">
      <style:text-properties officeooo:rsid="000e4c99" officeooo:paragraph-rsid="000e4c99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4c99"/>
    </style:style>
    <style:style style:name="T4" style:family="text">
      <style:text-properties officeooo:rsid="000e6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e de Sistema</text:p>
      <text:p text:style-name="P1">Allan Valdivino Gonçalves</text:p>
      <text:p text:style-name="P5">Instituto Metropole Digital – Universidade Federal do Rio Grande do Norte (UFRN)</text:p>
      <text:p text:style-name="P2"><text:span text:style-name="T3">Caixa Postal 1524 – 59.078-900 – Natal – RN – Brasil</text:span></text:p>
      <text:p text:style-name="P7"><text:span text:style-name="T3">allangoncalves@outlook.com</text:span></text:p>
      <text:h text:style-name="SBC_3a_title_3a_1" text:outline-level="1">General Information</text:h>
      <text:p text:style-name="P8">Testes de Sistema verificam o funcionamento do sistema como um todo em um ambiente operacional similar ao de produção, verificando seus requisitos (funcionais e não funcionais). Alguns tipos de Tes<text:span text:style-name="T4">t</text:span>e de Sistema que uma grande empresa de desenvolvimento de Softwares costumam usar são: Teste Funcional, Teste de Desempenho, Teste de Recuperação de Falha, Teste de Interface e Teste de Segurança. Testes Funcionais: Testam a funcionalidade geral (regras de negócio), analisam as condições válidas além da capacidade tradicional de operação do sistema com o propósito de observar os resultados. Teste de Desempenho: Verifica o tempo de resposta e desempenho para diferentes configurações (paralelo ao teste de carga/estresse). Teste de recuperação de falha: O Software é forçado a falha e verifica-se procedimentos de recuperação. Teste de Interface: Verifica a navegação, consistência, aderência a padrões. Teste de Segurança: Testar a segurança da aplicação simulando ataques. Permite identificar vulnerabilidades.</text:p>
      <text:p text:style-name="P4">Alpha e Beta são as duas fases de aplicação de teste de sistema, Testes Alpha são conduzidos pelos clientes, geralmente realizados no período entre o término do desenvolvimento e a entrega do sistema. Enquanto os Testes Beta são conduzidos pelo usuário final em uma ou mais instalações do cliente.</text:p>
      <text:p text:style-name="SBC_3a_references">References</text:p>
      <text:p text:style-name="P3">Centercode (2011) “Test Strategy, Alpha vs Beta Testing”, https://www.centercode.com/blog/2011/01/alpha­vs­beta­testing/, Outubro.</text:p>
      <text:p text:style-name="P3">Guru99 (2017) “What is System Testing? Types &amp; Definition with Example”, https://www.guru99.com/system­testing.html, Outubro.</text:p>
      <text:p text:style-name="P3">Wikipedia, The Free Encyclopedia. (2017) “Stress Testing”, https://en.wikipedia.org/wiki/Stress_testing, Outubro.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03T10:11:27.48</meta:creation-date>
    <dc:language>pt-BR</dc:language>
    <meta:editing-cycles>2</meta:editing-cycles>
    <meta:editing-duration>PT00H00M35S</meta:editing-duration>
    <dc:date>2017-10-31T19:55:58.950058193</dc:date>
    <meta:document-statistic meta:table-count="0" meta:image-count="0" meta:object-count="0" meta:page-count="1" meta:paragraph-count="12" meta:word-count="255" meta:character-count="1912" meta:non-whitespace-character-count="1661"/>
    <meta:user-defined meta:name="Info 1"/>
    <meta:user-defined meta:name="Info 2"/>
    <meta:user-defined meta:name="Info 3"/>
    <meta:user-defined meta:name="Info 4"/>
  </office:meta>
</office:document-meta>
</file>